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colum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ankenstein's Bride Abilities</text:p>
      <text:p text:style-name="P1">Level 1-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3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><text:span text:style-name="T1"/></text:p>
      <text:p text:style-name="P9"/>
      <text:p text:style-name="P2">Level 1-5 Powers: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><text:span text:style-name="T2"/>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><text:span text:style-name="T2"/>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1">Level 6-10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8"/>
      <text:p text:style-name="P8"/>
      <text:p text:style-name="P10"><text:span text:style-name="T1">Level 6-10 Powers:</text:span>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1">Level 11-1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0"><text:span text:style-name="T1">Level 11-15 Powers:</text:span>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4986*" fo:start-indent="0in" fo:end-indent="0.25in"/>
          <style:column style:rel-width="4986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5T23:43:23.49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171" meta:character-count="1444"/>
  </office:meta>
</office:document-meta>
</file>